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4.875in" fo:margin-left="0.1396in" table:align="left" style:writing-mode="lr-tb"/>
    </style:style>
    <style:style style:name="Table16.A" style:family="table-column">
      <style:table-column-properties style:column-width="0.8542in"/>
    </style:style>
    <style:style style:name="Table16.B" style:family="table-column">
      <style:table-column-properties style:column-width="0.9896in"/>
    </style:style>
    <style:style style:name="Table16.E" style:family="table-column">
      <style:table-column-properties style:column-width="1.052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2" style:family="table-row">
      <style:table-row-properties style:min-row-height="0.4813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875in" fo:margin-left="0.1396in" table:align="left" style:writing-mode="lr-tb"/>
    </style:style>
    <style:style style:name="Table17.A" style:family="table-column">
      <style:table-column-properties style:column-width="0.8542in"/>
    </style:style>
    <style:style style:name="Table17.B" style:family="table-column">
      <style:table-column-properties style:column-width="0.9896in"/>
    </style:style>
    <style:style style:name="Table17.E" style:family="table-column">
      <style:table-column-properties style:column-width="1.0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2" style:family="table-row">
      <style:table-row-properties style:min-row-height="0.481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875in" fo:margin-left="0.1396in" table:align="left" style:writing-mode="lr-tb"/>
    </style:style>
    <style:style style:name="Table18.A" style:family="table-column">
      <style:table-column-properties style:column-width="1.1993in"/>
    </style:style>
    <style:style style:name="Table18.B" style:family="table-column">
      <style:table-column-properties style:column-width="1.2in"/>
    </style:style>
    <style:style style:name="Table18.D" style:family="table-column">
      <style:table-column-properties style:column-width="1.2757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2" style:family="table-row">
      <style:table-row-properties style:min-row-height="0.481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75in" fo:margin-left="0.1396in" table:align="left" style:writing-mode="lr-tb"/>
    </style:style>
    <style:style style:name="Table19.A" style:family="table-column">
      <style:table-column-properties style:column-width="0.8542in"/>
    </style:style>
    <style:style style:name="Table19.B" style:family="table-column">
      <style:table-column-properties style:column-width="0.9896in"/>
    </style:style>
    <style:style style:name="Table19.E" style:family="table-column">
      <style:table-column-properties style:column-width="1.0521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2" style:family="table-row">
      <style:table-row-properties style:min-row-height="0.4813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75in" fo:margin-left="0.1396in" table:align="left" style:writing-mode="lr-tb"/>
    </style:style>
    <style:style style:name="Table20.A" style:family="table-column">
      <style:table-column-properties style:column-width="0.8542in"/>
    </style:style>
    <style:style style:name="Table20.B" style:family="table-column">
      <style:table-column-properties style:column-width="0.9896in"/>
    </style:style>
    <style:style style:name="Table20.E" style:family="table-column">
      <style:table-column-properties style:column-width="1.0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2" style:family="table-row">
      <style:table-row-properties style:min-row-height="0.4813in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4.875in" fo:margin-left="0.1396in" table:align="left" style:writing-mode="lr-tb"/>
    </style:style>
    <style:style style:name="Table21.A" style:family="table-column">
      <style:table-column-properties style:column-width="1.1993in"/>
    </style:style>
    <style:style style:name="Table21.B" style:family="table-column">
      <style:table-column-properties style:column-width="1.2in"/>
    </style:style>
    <style:style style:name="Table21.D" style:family="table-column">
      <style:table-column-properties style:column-width="1.2757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Table21.2" style:family="table-row">
      <style:table-row-properties style:min-row-height="0.481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875in" fo:margin-left="0.1396in" table:align="left" style:writing-mode="lr-tb"/>
    </style:style>
    <style:style style:name="Table23.A" style:family="table-column">
      <style:table-column-properties style:column-width="0.8542in"/>
    </style:style>
    <style:style style:name="Table23.B" style:family="table-column">
      <style:table-column-properties style:column-width="0.9896in"/>
    </style:style>
    <style:style style:name="Table23.E" style:family="table-column">
      <style:table-column-properties style:column-width="1.0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E1" style:family="table-cell">
      <style:table-cell-properties fo:padding="0.0382in" fo:border="0.05pt solid #000000"/>
    </style:style>
    <style:style style:name="Table23.2" style:family="table-row">
      <style:table-row-properties style:min-row-height="0.4813in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4.875in" fo:margin-left="0.1396in" table:align="left" style:writing-mode="lr-tb"/>
    </style:style>
    <style:style style:name="Table24.A" style:family="table-column">
      <style:table-column-properties style:column-width="0.8542in"/>
    </style:style>
    <style:style style:name="Table24.B" style:family="table-column">
      <style:table-column-properties style:column-width="0.9896in"/>
    </style:style>
    <style:style style:name="Table24.E" style:family="table-column">
      <style:table-column-properties style:column-width="1.0521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2" style:family="table-row">
      <style:table-row-properties style:min-row-height="0.481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875in" fo:margin-left="0.0875in" table:align="left" style:writing-mode="lr-tb"/>
    </style:style>
    <style:style style:name="Table22.A" style:family="table-column">
      <style:table-column-properties style:column-width="1in"/>
    </style:style>
    <style:style style:name="Table22.B" style:family="table-column">
      <style:table-column-properties style:column-width="0.937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D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4.5625in" fo:margin-left="0.1396in" table:align="left" style:writing-mode="lr-tb"/>
    </style:style>
    <style:style style:name="Table25.A" style:family="table-column">
      <style:table-column-properties style:column-width="0.8542in"/>
    </style:style>
    <style:style style:name="Table25.B" style:family="table-column">
      <style:table-column-properties style:column-width="0.9896in"/>
    </style:style>
    <style:style style:name="Table25.D" style:family="table-column">
      <style:table-column-properties style:column-width="0.9167in"/>
    </style:style>
    <style:style style:name="Table25.E" style:family="table-column">
      <style:table-column-properties style:column-width="0.8125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4813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4.5625in" fo:margin-left="0.1396in" table:align="left" style:writing-mode="lr-tb"/>
    </style:style>
    <style:style style:name="Table26.A" style:family="table-column">
      <style:table-column-properties style:column-width="0.8542in"/>
    </style:style>
    <style:style style:name="Table26.B" style:family="table-column">
      <style:table-column-properties style:column-width="0.9896in"/>
    </style:style>
    <style:style style:name="Table26.D" style:family="table-column">
      <style:table-column-properties style:column-width="0.9167in"/>
    </style:style>
    <style:style style:name="Table26.E" style:family="table-column">
      <style:table-column-properties style:column-width="0.812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2" style:family="table-row">
      <style:table-row-properties style:min-row-height="0.4813in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8021in" fo:margin-left="0.1292in" table:align="left" style:writing-mode="lr-tb"/>
    </style:style>
    <style:style style:name="Table27.A" style:family="table-column">
      <style:table-column-properties style:column-width="1.0313in"/>
    </style:style>
    <style:style style:name="Table27.B" style:family="table-column">
      <style:table-column-properties style:column-width="1.1563in"/>
    </style:style>
    <style:style style:name="Table27.C" style:family="table-column">
      <style:table-column-properties style:column-width="1.1458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F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8021in" fo:margin-left="0.1292in" table:align="left" style:writing-mode="lr-tb"/>
    </style:style>
    <style:style style:name="Table28.A" style:family="table-column">
      <style:table-column-properties style:column-width="1.0313in"/>
    </style:style>
    <style:style style:name="Table28.B" style:family="table-column">
      <style:table-column-properties style:column-width="1.1563in"/>
    </style:style>
    <style:style style:name="Table28.C" style:family="table-column">
      <style:table-column-properties style:column-width="1.1458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F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8021in" fo:margin-left="0.1292in" table:align="left" style:writing-mode="lr-tb"/>
    </style:style>
    <style:style style:name="Table29.A" style:family="table-column">
      <style:table-column-properties style:column-width="1.3625in"/>
    </style:style>
    <style:style style:name="Table29.B" style:family="table-column">
      <style:table-column-properties style:column-width="1.3507in"/>
    </style:style>
    <style:style style:name="Table29.D" style:family="table-column">
      <style:table-column-properties style:column-width="1.3632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E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75in" fo:margin-left="0.1396in" table:align="left" style:writing-mode="lr-tb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1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979in" fo:margin-left="0.1396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0.9896in"/>
    </style:style>
    <style:style style:name="Table6.G" style:family="table-column">
      <style:table-column-properties style:column-width="0.99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2" style:family="table-row">
      <style:table-row-properties style:min-row-height="0.481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979in" fo:margin-left="0.1396in" table:align="left" style:writing-mode="lr-tb"/>
    </style:style>
    <style:style style:name="Table7.A" style:family="table-column">
      <style:table-column-properties style:column-width="0.8542in"/>
    </style:style>
    <style:style style:name="Table7.B" style:family="table-column">
      <style:table-column-properties style:column-width="0.9896in"/>
    </style:style>
    <style:style style:name="Table7.G" style:family="table-column">
      <style:table-column-properties style:column-width="0.995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="0.05pt solid #000000"/>
    </style:style>
    <style:style style:name="Table7.2" style:family="table-row">
      <style:table-row-properties style:min-row-height="0.481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979in" fo:margin-left="0.1396in" table:align="left" style:writing-mode="lr-tb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9896in"/>
    </style:style>
    <style:style style:name="Table3.G" style:family="table-column">
      <style:table-column-properties style:column-width="0.995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min-row-height="0.481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979in" fo:margin-left="0.1396in" table:align="left" style:writing-mode="lr-tb"/>
    </style:style>
    <style:style style:name="Table4.A" style:family="table-column">
      <style:table-column-properties style:column-width="0.8542in"/>
    </style:style>
    <style:style style:name="Table4.B" style:family="table-column">
      <style:table-column-properties style:column-width="0.9896in"/>
    </style:style>
    <style:style style:name="Table4.G" style:family="table-column">
      <style:table-column-properties style:column-width="0.99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2" style:family="table-row">
      <style:table-row-properties style:min-row-height="0.481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979in" fo:margin-left="0.1396in" table:align="left" style:writing-mode="lr-tb"/>
    </style:style>
    <style:style style:name="Table5.A" style:family="table-column">
      <style:table-column-properties style:column-width="0.8542in"/>
    </style:style>
    <style:style style:name="Table5.B" style:family="table-column">
      <style:table-column-properties style:column-width="0.9896in"/>
    </style:style>
    <style:style style:name="Table5.G" style:family="table-column">
      <style:table-column-properties style:column-width="0.995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2" style:family="table-row">
      <style:table-row-properties style:min-row-height="0.481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75in" fo:margin-left="0.1396in" table:align="left" style:writing-mode="lr-tb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0.9896in"/>
    </style:style>
    <style:style style:name="Table2.E" style:family="table-column">
      <style:table-column-properties style:column-width="1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2" style:family="table-row">
      <style:table-row-properties style:min-row-height="0.481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officeooo:paragraph-rsid="0014099b" style:font-size-asian="12pt" style:font-size-complex="12pt"/>
    </style:style>
    <style:style style:name="P2" style:family="paragraph" style:parent-style-name="Preformatted_20_Text">
      <style:text-properties style:font-name="Liberation Serif" fo:font-size="12pt" fo:font-weight="bold" officeooo:paragraph-rsid="0014099b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officeooo:paragraph-rsid="0014099b"/>
    </style:style>
    <style:style style:name="P4" style:family="paragraph" style:parent-style-name="Preformatted_20_Text">
      <style:text-properties fo:color="#000000" style:font-name="Liberation Serif" fo:font-size="12pt" officeooo:paragraph-rsid="0014099b" style:font-size-asian="12pt" style:font-size-complex="12pt"/>
    </style:style>
    <style:style style:name="P5" style:family="paragraph" style:parent-style-name="Preformatted_20_Text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6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14099b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4099b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1258" officeooo:paragraph-rsid="0014099b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style:writing-mode="lr-tb"/>
      <style:text-properties fo:color="#000000" style:font-name="Liberation Serif" fo:font-size="12pt" officeooo:paragraph-rsid="0014099b" style:font-size-asian="12pt" style:font-size-complex="12pt"/>
    </style:style>
    <style:style style:name="P10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14099b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14099b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14099b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9ae7b" officeooo:paragraph-rsid="0014099b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424af1" officeooo:paragraph-rsid="0014099b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14099b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14099b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14099b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4099b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20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14099b" style:font-weight-asian="bold" style:font-weight-complex="bold"/>
    </style:style>
    <style:style style:name="P21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fadea" officeooo:paragraph-rsid="0014099b" style:font-weight-asian="normal" style:font-weight-complex="normal"/>
    </style:style>
    <style:style style:name="P22" style:family="paragraph" style:parent-style-name="Text_20_body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style:font-name="Liberation Serif" officeooo:paragraph-rsid="0014099b"/>
    </style:style>
    <style:style style:name="P2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14099b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4099b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14099b" style:font-name-asian="Times New Roman" style:font-size-asian="12pt" style:font-name-complex="Times New Roman" style:font-size-complex="12pt"/>
    </style:style>
    <style:style style:name="P27" style:family="paragraph" style:parent-style-name="Standard">
      <style:text-properties style:font-name="Liberation Serif" fo:font-size="12pt" officeooo:paragraph-rsid="0014099b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14099b" style:font-weight-asian="bold" style:font-weight-complex="bold"/>
    </style:style>
    <style:style style:name="P29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style:font-name="Liberation Serif" officeooo:paragraph-rsid="0014099b"/>
    </style:style>
    <style:style style:name="P30" style:family="paragraph" style:parent-style-name="Preformatted_20_Text">
      <style:text-properties style:font-name="Liberation Serif" fo:font-size="12pt" officeooo:paragraph-rsid="0014099b" style:font-size-asian="12pt" style:font-size-complex="12pt"/>
    </style:style>
    <style:style style:name="P31" style:family="paragraph" style:parent-style-name="Preformatted_20_Text">
      <style:text-properties style:font-name="Liberation Serif" officeooo:paragraph-rsid="0014099b"/>
    </style:style>
    <style:style style:name="P32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14099b" style:font-weight-asian="bold" style:font-weight-complex="bold"/>
    </style:style>
    <style:style style:name="P33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5af89" officeooo:paragraph-rsid="0015af89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5af89" officeooo:paragraph-rsid="0016a4aa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5af89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6a4aa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14099b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4099b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5af89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6a4aa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 officeooo:paragraph-rsid="0014099b"/>
    </style:style>
    <style:style style:name="P4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15af89" style:font-name-asian="Times New Roman" style:font-size-asian="12pt" style:font-name-complex="Times New Roman" style:font-size-complex="12pt"/>
    </style:style>
    <style:style style:name="P4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16a4aa" style:font-name-asian="Times New Roman" style:font-size-asian="12pt" style:font-name-complex="Times New Roman" style:font-size-complex="12pt"/>
    </style:style>
    <style:style style:name="P4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4099b" style:font-name-asian="Times New Roman" style:font-size-asian="12pt" style:font-name-complex="Times New Roman" style:font-size-complex="12pt"/>
    </style:style>
    <style:style style:name="P46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4099b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14099b" style:font-weight-asian="bold" style:font-weight-complex="bold"/>
    </style:style>
    <style:style style:name="P48" style:family="paragraph" style:parent-style-name="Standard">
      <style:text-properties style:font-name="Liberation Serif" fo:font-size="12pt" officeooo:paragraph-rsid="0015af89" style:font-size-asian="12pt" style:font-size-complex="12pt"/>
    </style:style>
    <style:style style:name="P49" style:family="paragraph" style:parent-style-name="Standard">
      <style:text-properties style:font-name="Liberation Serif" fo:font-size="12pt" officeooo:paragraph-rsid="0016a4aa" style:font-size-asian="12pt" style:font-size-complex="12pt"/>
    </style:style>
    <style:style style:name="T1" style:family="text">
      <style:text-properties officeooo:rsid="00221a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7e1b" style:font-weight-asian="bold" style:font-weight-complex="bold"/>
    </style:style>
    <style:style style:name="T4" style:family="text">
      <style:text-properties officeooo:rsid="003ec1f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ec1f2" style:font-size-asian="12pt" style:font-size-complex="12pt"/>
    </style:style>
    <style:style style:name="T7" style:family="text">
      <style:text-properties fo:font-size="12pt" officeooo:rsid="003f581c" style:font-size-asian="12pt" style:font-size-complex="12pt"/>
    </style:style>
    <style:style style:name="T8" style:family="text">
      <style:text-properties fo:font-size="12pt" officeooo:rsid="00415243" style:font-size-asian="12pt" style:font-size-complex="12pt"/>
    </style:style>
    <style:style style:name="T9" style:family="text">
      <style:text-properties fo:font-size="12pt" officeooo:rsid="0041bc10" style:font-size-asian="12pt" style:font-size-complex="12pt"/>
    </style:style>
    <style:style style:name="T10" style:family="text">
      <style:text-properties fo:font-size="12pt" officeooo:rsid="00424af1" style:font-size-asian="12pt" style:font-size-complex="12pt"/>
    </style:style>
    <style:style style:name="T11" style:family="text">
      <style:text-properties fo:font-size="12pt" officeooo:rsid="004352d4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font-weight="normal" officeooo:rsid="00424af1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font-weight="normal" officeooo:rsid="004352d4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2pt" style:font-name-asian="Times New Roman" style:font-size-asian="12pt" style:font-name-complex="Times New Roman" style:font-size-complex="12pt"/>
    </style:style>
    <style:style style:name="T18" style:family="text">
      <style:text-properties fo:color="#000000" fo:font-weight="bold" officeooo:rsid="001fadea" style:font-weight-asian="bold" style:font-weight-complex="bold"/>
    </style:style>
    <style:style style:name="T19" style:family="text">
      <style:text-properties fo:color="#000000" fo:font-weight="normal" officeooo:rsid="001fadea" style:font-weight-asian="normal" style:font-weight-complex="normal"/>
    </style:style>
    <style:style style:name="T20" style:family="text">
      <style:text-properties fo:color="#000000" fo:font-weight="normal" officeooo:rsid="002155da" style:font-weight-asian="normal" style:font-weight-complex="normal"/>
    </style:style>
    <style:style style:name="T2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3ec1f2" style:font-size-asian="12pt" style:font-size-complex="12pt"/>
    </style:style>
    <style:style style:name="T24" style:family="text">
      <style:text-properties style:font-name="Liberation Serif" fo:font-size="12pt" officeooo:rsid="003f581c" style:font-size-asian="12pt" style:font-size-complex="12pt"/>
    </style:style>
    <style:style style:name="T25" style:family="text">
      <style:text-properties style:font-name="Liberation Serif" fo:font-size="12pt" officeooo:rsid="00424af1" style:font-size-asian="12pt" style:font-size-complex="12pt"/>
    </style:style>
    <style:style style:name="T2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352d4" style:font-size-asian="12pt" style:font-weight-asian="normal" style:font-size-complex="12pt" style:font-weight-complex="normal"/>
    </style:style>
    <style:style style:name="T28" style:family="text">
      <style:text-properties officeooo:rsid="003f581c"/>
    </style:style>
    <style:style style:name="T29" style:family="text">
      <style:text-properties officeooo:rsid="0041524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1bc10" style:font-weight-asian="normal" style:font-weight-complex="normal"/>
    </style:style>
    <style:style style:name="T32" style:family="text">
      <style:text-properties fo:font-weight="normal" officeooo:rsid="0015af89" style:font-weight-asian="normal" style:font-weight-complex="normal"/>
    </style:style>
    <style:style style:name="T33" style:family="text">
      <style:text-properties fo:font-weight="normal" officeooo:rsid="0016a4aa" style:font-weight-asian="normal" style:font-weight-complex="normal"/>
    </style:style>
    <style:style style:name="T34" style:family="text">
      <style:text-properties officeooo:rsid="004352d4"/>
    </style:style>
    <style:style style:name="T35" style:family="text">
      <style:text-properties officeooo:rsid="0041bc10"/>
    </style:style>
    <style:style style:name="T36" style:family="text">
      <style:text-properties officeooo:rsid="00424af1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274a82"/>
    </style:style>
    <style:style style:name="T39" style:family="text">
      <style:text-properties officeooo:rsid="0015a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est Case #<text:span text:style-name="T1">8</text:span></text:p>
      <text:p text:style-name="P5"><text:span text:style-name="T3">S</text:span><text:span text:style-name="T2">cenario</text:span>: Create Supplier</text:p>
      <text:p text:style-name="P1"><text:s text:c="3"/><text:span text:style-name="T2">Given</text:span> I have the following supplier details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>
          <table:table-cell table:style-name="Table3.A1" office:value-type="string">
            <text:p text:style-name="P45">id</text:p>
          </table:table-cell>
          <table:table-cell table:style-name="Table3.A1" office:value-type="string">
            <text:p text:style-name="P45">name</text:p>
          </table:table-cell>
          <table:table-cell table:style-name="Table3.A1" office:value-type="string">
            <text:p text:style-name="P45">address</text:p>
          </table:table-cell>
          <table:table-cell table:style-name="Table3.A1" office:value-type="string">
            <text:p text:style-name="P45">phone</text:p>
          </table:table-cell>
          <table:table-cell table:style-name="Table3.A1" office:value-type="string">
            <text:p text:style-name="P45">fax</text:p>
          </table:table-cell>
          <table:table-cell table:style-name="Table3.A1" office:value-type="string">
            <text:p text:style-name="P45">email</text:p>
          </table:table-cell>
          <table:table-cell table:style-name="Table3.G1" office:value-type="string">
            <text:p text:style-name="P45">is_active</text:p>
          </table:table-cell>
        </table:table-row>
        <table:table-row table:style-name="Table3.2"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P45">supplier1</text:p>
          </table:table-cell>
          <table:table-cell table:style-name="Table3.A2" office:value-type="string">
            <text:p text:style-name="P45">address1</text:p>
          </table:table-cell>
          <table:table-cell table:style-name="Table3.A2" office:value-type="string">
            <text:p text:style-name="P45">221-2277</text:p>
          </table:table-cell>
          <table:table-cell table:style-name="Table3.A2" office:value-type="string">
            <text:p text:style-name="P46">063-221-2277</text:p>
          </table:table-cell>
          <table:table-cell table:style-name="Table3.A2" office:value-type="string">
            <text:p text:style-name="P42">supplier1@estore.com</text:p>
          </table:table-cell>
          <table:table-cell table:style-name="Table3.G2" office:value-type="string">
            <text:p text:style-name="P45">True</text:p>
          </table:table-cell>
        </table:table-row>
      </table:table>
      <text:p text:style-name="P1"><text:s text:c="4"/><text:span text:style-name="T2">When</text:span> I Post the supplier to resource_url <text:s/>'/api/v1/suppliers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1"><text:s text:c="4"/><text:span text:style-name="T2">And</text:span> I should get a "message" containing "ok"</text:p>
      <text:p text:style-name="P1"/>
      <text:p text:style-name="P1"><text:span text:style-name="T2">Scenario</text:span>: Create a duplicate <text:span text:style-name="T4">supplier</text:span></text:p>
      <text:p text:style-name="P3"><text:span text:style-name="T5"><text:s text:c="2"/></text:span><text:span text:style-name="T12">Given</text:span><text:span text:style-name="T5"> I have already added the </text:span><text:span text:style-name="T6">supplier</text:span><text:span text:style-name="T5"> details:</text:span></text:p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>
          <table:table-cell table:style-name="Table4.A1" office:value-type="string">
            <text:p text:style-name="P45">id</text:p>
          </table:table-cell>
          <table:table-cell table:style-name="Table4.A1" office:value-type="string">
            <text:p text:style-name="P45">name</text:p>
          </table:table-cell>
          <table:table-cell table:style-name="Table4.A1" office:value-type="string">
            <text:p text:style-name="P45">address</text:p>
          </table:table-cell>
          <table:table-cell table:style-name="Table4.A1" office:value-type="string">
            <text:p text:style-name="P45">phone</text:p>
          </table:table-cell>
          <table:table-cell table:style-name="Table4.A1" office:value-type="string">
            <text:p text:style-name="P45">fax</text:p>
          </table:table-cell>
          <table:table-cell table:style-name="Table4.A1" office:value-type="string">
            <text:p text:style-name="P45">email</text:p>
          </table:table-cell>
          <table:table-cell table:style-name="Table4.G1" office:value-type="string">
            <text:p text:style-name="P45">is_active</text:p>
          </table:table-cell>
        </table:table-row>
        <table:table-row table:style-name="Table4.2">
          <table:table-cell table:style-name="Table4.A2" office:value-type="string">
            <text:p text:style-name="P45">1</text:p>
          </table:table-cell>
          <table:table-cell table:style-name="Table4.A2" office:value-type="string">
            <text:p text:style-name="P45">supplier1</text:p>
          </table:table-cell>
          <table:table-cell table:style-name="Table4.A2" office:value-type="string">
            <text:p text:style-name="P45">address1</text:p>
          </table:table-cell>
          <table:table-cell table:style-name="Table4.A2" office:value-type="string">
            <text:p text:style-name="P45">221-2277</text:p>
          </table:table-cell>
          <table:table-cell table:style-name="Table4.A2" office:value-type="string">
            <text:p text:style-name="P46">063-221-2277</text:p>
          </table:table-cell>
          <table:table-cell table:style-name="Table4.A2" office:value-type="string">
            <text:p text:style-name="P42">supplier1@estore.com</text:p>
          </table:table-cell>
          <table:table-cell table:style-name="Table4.G2" office:value-type="string">
            <text:p text:style-name="P45">True</text:p>
          </table:table-cell>
        </table:table-row>
      </table:table>
      <text:p text:style-name="P3"><text:s text:c="3"/><text:span text:style-name="T12">When</text:span><text:span text:style-name="T5"> I Post the supplier to resource_url <text:s/>'/api/v1/suppliers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28"/>
      <text:p text:style-name="P28">Test Case #<text:span text:style-name="T1">9</text:span></text:p>
      <text:p text:style-name="P5"><text:span text:style-name="T2">Scenario</text:span>: Get a supplier</text:p>
      <text:p text:style-name="P1"><text:s text:c="2"/><text:span text:style-name="T2">Given</text:span> supplier '1' is in the system</text:p>
      <text:p text:style-name="P1"><text:s text:c="2"/><text:span text:style-name="T2">When</text:span> I retrieve the supplier '1'</text:p>
      <text:p text:style-name="P1"><text:s text:c="2"/><text:span text:style-name="T2">Then</text:span> I should get a '200' response</text:p>
      <text:p text:style-name="P1"><text:s text:c="2"/><text:span text:style-name="T2">And</text:span> the following supplier details are returned: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45">id</text:p>
          </table:table-cell>
          <table:table-cell table:style-name="Table5.A1" office:value-type="string">
            <text:p text:style-name="P45">name</text:p>
          </table:table-cell>
          <table:table-cell table:style-name="Table5.A1" office:value-type="string">
            <text:p text:style-name="P45">address</text:p>
          </table:table-cell>
          <table:table-cell table:style-name="Table5.A1" office:value-type="string">
            <text:p text:style-name="P45">phone</text:p>
          </table:table-cell>
          <table:table-cell table:style-name="Table5.A1" office:value-type="string">
            <text:p text:style-name="P45">fax</text:p>
          </table:table-cell>
          <table:table-cell table:style-name="Table5.A1" office:value-type="string">
            <text:p text:style-name="P45">email</text:p>
          </table:table-cell>
          <table:table-cell table:style-name="Table5.G1" office:value-type="string">
            <text:p text:style-name="P45">is_active</text:p>
          </table:table-cell>
        </table:table-row>
        <table:table-row table:style-name="Table5.2"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5">supplier1</text:p>
          </table:table-cell>
          <table:table-cell table:style-name="Table5.A2" office:value-type="string">
            <text:p text:style-name="P45">address1</text:p>
          </table:table-cell>
          <table:table-cell table:style-name="Table5.A2" office:value-type="string">
            <text:p text:style-name="P45">221-2277</text:p>
          </table:table-cell>
          <table:table-cell table:style-name="Table5.A2" office:value-type="string">
            <text:p text:style-name="P46">063-221-2277</text:p>
          </table:table-cell>
          <table:table-cell table:style-name="Table5.A2" office:value-type="string">
            <text:p text:style-name="P42">supplier1@estore.com</text:p>
          </table:table-cell>
          <table:table-cell table:style-name="Table5.G2" office:value-type="string">
            <text:p text:style-name="P45">True</text:p>
          </table:table-cell>
        </table:table-row>
      </table:table>
      <text:p text:style-name="P5"/>
      <text:p text:style-name="P5"><text:span text:style-name="T2">Scenario</text:span>: Get a supplier that doesn't exist</text:p>
      <text:p text:style-name="P1"><text:s text:c="3"/><text:span text:style-name="T2">Given</text:span> I retrieve a supplier with resource url '/api/v1/suppliers/2/'</text:p>
      <text:p text:style-name="P1"><text:s text:c="3"/><text:span text:style-name="T2">When</text:span> I retrieve the JSON result</text:p>
      <text:p text:style-name="P1"><text:s text:c="3"/><text:span text:style-name="T2">Then</text:span> I should get a status code '200'</text:p>
      <text:p text:style-name="P1"><text:s text:c="3"/><text:span text:style-name="T2">And</text:span> It should have a field "status" "ok"</text:p>
      <text:p text:style-name="P1"><text:s text:c="3"/><text:span text:style-name="T2">And</text:span> It should have a field "message" "No entries found"</text:p>
      <text:p text:style-name="P1"><text:s text:c="3"/><text:span text:style-name="T2">And</text:span> It should have a field "count" 0</text:p>
      <text:p text:style-name="P1"><text:s text:c="3"/><text:span text:style-name="T2">And</text:span> It should have an empty field "entries"</text:p>
      <text:p text:style-name="P22"/>
      <text:p text:style-name="P28">Test Case #<text:span text:style-name="T1">10</text:span></text:p>
      <text:p text:style-name="P23"><text:span text:style-name="T18">Scenario:</text:span><text:span text:style-name="T19"> </text:span><text:span text:style-name="T20">Update</text:span><text:span text:style-name="T19"> Supplier</text:span></text:p>
      <text:p text:style-name="P23"><text:span text:style-name="T12">Given</text:span><text:span text:style-name="T5"> the </text:span><text:span text:style-name="T6">supplier </text:span><text:span text:style-name="T7">id 1</text:span><text:span text:style-name="T5"> </text:span><text:span text:style-name="T7">is in the database with the following details</text:span><text:span text:style-name="T5">:</text:span></text:p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ext:soft-page-break/>
        <table:table-row>
          <table:table-cell table:style-name="Table6.A1" office:value-type="string">
            <text:p text:style-name="P45">id</text:p>
          </table:table-cell>
          <table:table-cell table:style-name="Table6.A1" office:value-type="string">
            <text:p text:style-name="P45">name</text:p>
          </table:table-cell>
          <table:table-cell table:style-name="Table6.A1" office:value-type="string">
            <text:p text:style-name="P45">address</text:p>
          </table:table-cell>
          <table:table-cell table:style-name="Table6.A1" office:value-type="string">
            <text:p text:style-name="P45">phone</text:p>
          </table:table-cell>
          <table:table-cell table:style-name="Table6.A1" office:value-type="string">
            <text:p text:style-name="P45">fax</text:p>
          </table:table-cell>
          <table:table-cell table:style-name="Table6.A1" office:value-type="string">
            <text:p text:style-name="P45">email</text:p>
          </table:table-cell>
          <table:table-cell table:style-name="Table6.G1" office:value-type="string">
            <text:p text:style-name="P45">is_active</text:p>
          </table:table-cell>
        </table:table-row>
        <table:table-row table:style-name="Table6.2"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supplier1</text:p>
          </table:table-cell>
          <table:table-cell table:style-name="Table6.A2" office:value-type="string">
            <text:p text:style-name="P45">address1</text:p>
          </table:table-cell>
          <table:table-cell table:style-name="Table6.A2" office:value-type="string">
            <text:p text:style-name="P45">221-2277</text:p>
          </table:table-cell>
          <table:table-cell table:style-name="Table6.A2" office:value-type="string">
            <text:p text:style-name="P46">063-221-2277</text:p>
          </table:table-cell>
          <table:table-cell table:style-name="Table6.A2" office:value-type="string">
            <text:p text:style-name="P42">supplier1@estore.com</text:p>
          </table:table-cell>
          <table:table-cell table:style-name="Table6.G2" office:value-type="string">
            <text:p text:style-name="P45">True</text:p>
          </table:table-cell>
        </table:table-row>
      </table:table>
      <text:p text:style-name="P3"/>
      <text:p text:style-name="P3"><text:s text:c="2"/><text:span text:style-name="T12">And</text:span><text:span text:style-name="T5"> the new </text:span><text:span text:style-name="T7">supplier</text:span><text:span text:style-name="T5"> details for </text:span><text:span text:style-name="T7">supplier</text:span><text:span text:style-name="T5"> id </text:span><text:span text:style-name="T7">1</text:span><text:span text:style-name="T5">:</text:span></text:p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>
          <table:table-cell table:style-name="Table7.A1" office:value-type="string">
            <text:p text:style-name="P45">id</text:p>
          </table:table-cell>
          <table:table-cell table:style-name="Table7.A1" office:value-type="string">
            <text:p text:style-name="P45">name</text:p>
          </table:table-cell>
          <table:table-cell table:style-name="Table7.A1" office:value-type="string">
            <text:p text:style-name="P45">address</text:p>
          </table:table-cell>
          <table:table-cell table:style-name="Table7.A1" office:value-type="string">
            <text:p text:style-name="P45">phone</text:p>
          </table:table-cell>
          <table:table-cell table:style-name="Table7.A1" office:value-type="string">
            <text:p text:style-name="P45">fax</text:p>
          </table:table-cell>
          <table:table-cell table:style-name="Table7.A1" office:value-type="string">
            <text:p text:style-name="P45">email</text:p>
          </table:table-cell>
          <table:table-cell table:style-name="Table7.G1" office:value-type="string">
            <text:p text:style-name="P45">is_active</text:p>
          </table:table-cell>
        </table:table-row>
        <table:table-row table:style-name="Table7.2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supplier1</text:p>
          </table:table-cell>
          <table:table-cell table:style-name="Table7.A2" office:value-type="string">
            <text:p text:style-name="P45">address1</text:p>
          </table:table-cell>
          <table:table-cell table:style-name="Table7.A2" office:value-type="string">
            <text:p text:style-name="P45">221-22<text:span text:style-name="T28">22</text:span></text:p>
          </table:table-cell>
          <table:table-cell table:style-name="Table7.A2" office:value-type="string">
            <text:p text:style-name="P46">063-221-22<text:span text:style-name="T28">22</text:span></text:p>
          </table:table-cell>
          <table:table-cell table:style-name="Table7.A2" office:value-type="string">
            <text:p text:style-name="P42">supplier1@estore.com</text:p>
          </table:table-cell>
          <table:table-cell table:style-name="Table7.G2" office:value-type="string">
            <text:p text:style-name="P45">True</text:p>
          </table:table-cell>
        </table:table-row>
      </table:table>
      <text:p text:style-name="P3"/>
      <text:p text:style-name="P3"><text:s text:c="2"/><text:span text:style-name="T12">When</text:span><text:span text:style-name="T5"> I send a PUT request to the </text:span><text:span text:style-name="T7">supplier</text:span><text:span text:style-name="T5"> resource url 'api/v1/</text:span><text:span text:style-name="T7">suppliers</text:span><text:span text:style-name="T5">/</text:span><text:span text:style-name="T7">1</text:span><text:span text:style-name="T5">/'</text:span></text:p>
      <text:p text:style-name="P1"><text:s text:c="2"/><text:span text:style-name="T2">Then</text:span> I should get a 200 response in the update request</text:p>
      <text:p text:style-name="P3"><text:span text:style-name="T5"><text:s text:c="2"/></text:span><text:span text:style-name="T12">And</text:span><text:span text:style-name="T5"> I should get a field for "status" containing "ok" for update request</text:span></text:p>
      <text:p text:style-name="P1"/>
      <text:p text:style-name="P12">Test Case #<text:span text:style-name="T29">11</text:span></text:p>
      <text:p text:style-name="P12">Scenario: <text:span text:style-name="T30">Create cart</text:span></text:p>
      <text:p text:style-name="P27"><text:s text:c="2"/><text:span text:style-name="T2">Given</text:span> I have the following <text:span text:style-name="T29">cart</text:span> details</text:p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row>
          <table:table-cell table:style-name="Table16.A1" office:value-type="string">
            <text:p text:style-name="P25">id</text:p>
          </table:table-cell>
          <table:table-cell table:style-name="Table16.A1" office:value-type="string">
            <text:p text:style-name="P25">session_id</text:p>
          </table:table-cell>
          <table:table-cell table:style-name="Table16.A1" office:value-type="string">
            <text:p text:style-name="P25">date_created</text:p>
          </table:table-cell>
          <table:table-cell table:style-name="Table16.A1" office:value-type="string">
            <text:p text:style-name="P25">customer_id</text:p>
          </table:table-cell>
          <table:table-cell table:style-name="Table16.E1" office:value-type="string">
            <text:p text:style-name="P25">is_active</text:p>
          </table:table-cell>
        </table:table-row>
        <table:table-row table:style-name="Table16.2">
          <table:table-cell table:style-name="Table16.A2" office:value-type="string">
            <text:p text:style-name="P25">1</text:p>
          </table:table-cell>
          <table:table-cell table:style-name="Table16.A2" office:value-type="string">
            <text:p text:style-name="P25">1</text:p>
          </table:table-cell>
          <table:table-cell table:style-name="Table16.A2" office:value-type="string">
            <text:p text:style-name="P25">2016-03-15</text:p>
          </table:table-cell>
          <table:table-cell table:style-name="Table16.A2" office:value-type="string">
            <text:p text:style-name="P25">1</text:p>
          </table:table-cell>
          <table:table-cell table:style-name="Table16.E2" office:value-type="string">
            <text:p text:style-name="P25">True</text:p>
          </table:table-cell>
        </table:table-row>
      </table:table>
      <text:p text:style-name="P1"><text:s text:c="4"/><text:span text:style-name="T2">When</text:span> I Post the <text:span text:style-name="T29">cart</text:span> to resource_url <text:s/>'/api/v1/<text:span text:style-name="T29">cart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1"><text:s text:c="4"/><text:span text:style-name="T2">And</text:span> I should get a "message" containing "ok"</text:p>
      <text:p text:style-name="P7"/>
      <text:p text:style-name="P1"><text:span text:style-name="T2">Scenario</text:span>: Create a duplicate <text:span text:style-name="T29">cart</text:span></text:p>
      <text:p text:style-name="P3"><text:span text:style-name="T5"><text:s text:c="2"/></text:span><text:span text:style-name="T12">Given</text:span><text:span text:style-name="T5"> I have already added the </text:span><text:span text:style-name="T8">cart</text:span><text:span text:style-name="T5"> details:</text:span></text:p>
      <table:table table:name="Table17" table:style-name="Table17">
        <table:table-column table:style-name="Table17.A"/>
        <table:table-column table:style-name="Table17.B" table:number-columns-repeated="3"/>
        <table:table-column table:style-name="Table17.E"/>
        <table:table-row>
          <table:table-cell table:style-name="Table17.A1" office:value-type="string">
            <text:p text:style-name="P25">id</text:p>
          </table:table-cell>
          <table:table-cell table:style-name="Table17.A1" office:value-type="string">
            <text:p text:style-name="P25">session_id</text:p>
          </table:table-cell>
          <table:table-cell table:style-name="Table17.A1" office:value-type="string">
            <text:p text:style-name="P25">date_created</text:p>
          </table:table-cell>
          <table:table-cell table:style-name="Table17.A1" office:value-type="string">
            <text:p text:style-name="P25">customer_id</text:p>
          </table:table-cell>
          <table:table-cell table:style-name="Table17.E1" office:value-type="string">
            <text:p text:style-name="P25">is_active</text:p>
          </table:table-cell>
        </table:table-row>
        <table:table-row table:style-name="Table17.2">
          <table:table-cell table:style-name="Table17.A2" office:value-type="string">
            <text:p text:style-name="P25">1</text:p>
          </table:table-cell>
          <table:table-cell table:style-name="Table17.A2" office:value-type="string">
            <text:p text:style-name="P25">1</text:p>
          </table:table-cell>
          <table:table-cell table:style-name="Table17.A2" office:value-type="string">
            <text:p text:style-name="P25">2016-03-15</text:p>
          </table:table-cell>
          <table:table-cell table:style-name="Table17.A2" office:value-type="string">
            <text:p text:style-name="P25">1</text:p>
          </table:table-cell>
          <table:table-cell table:style-name="Table17.E2" office:value-type="string">
            <text:p text:style-name="P25">True</text:p>
          </table:table-cell>
        </table:table-row>
      </table:table>
      <text:p text:style-name="P3"><text:s text:c="3"/><text:span text:style-name="T12">When</text:span><text:span text:style-name="T5"> I Post the supplier to resource_url <text:s/>'/api/v1/</text:span><text:span text:style-name="T8">cart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20"/>
      <text:p text:style-name="P12">Test Case #<text:span text:style-name="T34">12</text:span></text:p>
      <text:p text:style-name="P5"><text:span text:style-name="T2">Scenario</text:span>: Get cart</text:p>
      <text:p text:style-name="P1"><text:s text:c="2"/><text:span text:style-name="T2">Given</text:span> cart '1' is in the system</text:p>
      <text:p text:style-name="P1"><text:s text:c="2"/><text:span text:style-name="T2">When</text:span> I retrieve the cart '1'</text:p>
      <text:p text:style-name="P1"><text:s text:c="2"/><text:span text:style-name="T2">Then</text:span> I should get a '200' response</text:p>
      <text:p text:style-name="P1"><text:s text:c="2"/><text:span text:style-name="T2">And</text:span> the following details are returned :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row>
          <table:table-cell table:style-name="Table18.A1" office:value-type="string">
            <text:p text:style-name="P25">session_id</text:p>
          </table:table-cell>
          <table:table-cell table:style-name="Table18.A1" office:value-type="string">
            <text:p text:style-name="P25">date_created</text:p>
          </table:table-cell>
          <table:table-cell table:style-name="Table18.A1" office:value-type="string">
            <text:p text:style-name="P25">customer_id</text:p>
          </table:table-cell>
          <table:table-cell table:style-name="Table18.D1" office:value-type="string">
            <text:p text:style-name="P25">is_active</text:p>
          </table:table-cell>
        </table:table-row>
        <table:table-row table:style-name="Table18.2">
          <table:table-cell table:style-name="Table18.A2" office:value-type="string">
            <text:p text:style-name="P25">1</text:p>
          </table:table-cell>
          <table:table-cell table:style-name="Table18.A2" office:value-type="string">
            <text:p text:style-name="P25">2016-03-15</text:p>
          </table:table-cell>
          <table:table-cell table:style-name="Table18.A2" office:value-type="string">
            <text:p text:style-name="P25">1</text:p>
          </table:table-cell>
          <table:table-cell table:style-name="Table18.D2" office:value-type="string">
            <text:p text:style-name="P25">True</text:p>
          </table:table-cell>
        </table:table-row>
      </table:table>
      <text:p text:style-name="P5"><text:soft-page-break/></text:p>
      <text:p text:style-name="P5"><text:span text:style-name="T2">Scenario</text:span>: Get a cart that doesn't exist</text:p>
      <text:p text:style-name="P1"><text:s text:c="2"/><text:span text:style-name="T2">Given</text:span> I retrieve a cart with resource url '/api/v1/carts/2/'</text:p>
      <text:p text:style-name="P1"><text:s text:c="2"/><text:span text:style-name="T2">When</text:span> i retrieve a JSON result</text:p>
      <text:p text:style-name="P1"><text:s text:c="2"/><text:span text:style-name="T2">Then</text:span> i should get a '200' status code</text:p>
      <text:p text:style-name="P1"><text:s text:c="2"/><text:span text:style-name="T2">And</text:span> it should <text:s/>have a field "status" "ok"</text:p>
      <text:p text:style-name="P1"><text:s text:c="2"/><text:span text:style-name="T2">And</text:span> it should <text:s/>have a field "message" "No entries found"</text:p>
      <text:p text:style-name="P1"><text:s text:c="2"/><text:span text:style-name="T2">And</text:span> it should <text:s/>have a field "count" 0</text:p>
      <text:p text:style-name="P1"><text:s text:c="2"/><text:span text:style-name="T2">And</text:span> it should <text:s/>have an empty field " entries "</text:p>
      <text:p text:style-name="P19"/>
      <text:p text:style-name="P12">Test Case #<text:span text:style-name="T34">13</text:span></text:p>
      <text:p text:style-name="P12">Scenario: <text:span text:style-name="T30">Delete cart</text:span></text:p>
      <text:p text:style-name="P49"><text:span text:style-name="T2"><text:s text:c="3"/>Given</text:span> I have the following <text:span text:style-name="T29">cart </text:span>details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25">id</text:p>
          </table:table-cell>
          <table:table-cell table:style-name="Table2.A1" office:value-type="string">
            <text:p text:style-name="P25">session_id</text:p>
          </table:table-cell>
          <table:table-cell table:style-name="Table2.A1" office:value-type="string">
            <text:p text:style-name="P25">date_created</text:p>
          </table:table-cell>
          <table:table-cell table:style-name="Table2.A1" office:value-type="string">
            <text:p text:style-name="P25">customer_id</text:p>
          </table:table-cell>
          <table:table-cell table:style-name="Table2.E1" office:value-type="string">
            <text:p text:style-name="P25">is_active</text:p>
          </table:table-cell>
        </table:table-row>
        <table:table-row table:style-name="Table2.2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2016-03-15</text:p>
          </table:table-cell>
          <table:table-cell table:style-name="Table2.A2" office:value-type="string">
            <text:p text:style-name="P25">1</text:p>
          </table:table-cell>
          <table:table-cell table:style-name="Table2.E2" office:value-type="string">
            <text:p text:style-name="P25">True</text:p>
          </table:table-cell>
        </table:table-row>
      </table:table>
      <text:p text:style-name="P34"><text:span text:style-name="T30"><text:s text:c="3"/></text:span>When <text:span text:style-name="T30">I Delete the cart '1' with source url 'api/v1/cart</text:span><text:span text:style-name="T33">s</text:span><text:span text:style-name="T30">/1/'</text:span></text:p>
      <text:p text:style-name="P34"><text:span text:style-name="T30"><text:s text:c="3"/></text:span>Then <text:span text:style-name="T30">I should get a '200' status code</text:span></text:p>
      <text:p text:style-name="P34"><text:span text:style-name="T30"><text:s text:c="4"/></text:span>And<text:span text:style-name="T30"> I should get a "status" containing "ok"</text:span></text:p>
      <text:p text:style-name="P36"><text:span text:style-name="T30"><text:s text:c="4"/></text:span>And<text:span text:style-name="T30"> I should get a "message" containing "ok"</text:span></text:p>
      <text:p text:style-name="P34"><text:span text:style-name="T30"><text:s text:c="4"/></text:span>And<text:span text:style-name="T30"> it should have an empty field " entries "</text:span></text:p>
      <text:p text:style-name="P12"/>
      <text:p text:style-name="P12">Test Case #<text:span text:style-name="T34">14</text:span></text:p>
      <text:p text:style-name="P12">Scenario: <text:span text:style-name="T30">Create cart </text:span><text:span text:style-name="T31">item</text:span></text:p>
      <text:p text:style-name="P27"><text:span text:style-name="T2"><text:s text:c="3"/>Given</text:span> I have the following <text:span text:style-name="T29">cart</text:span> details</text:p>
      <table:table table:name="Table19" table:style-name="Table19">
        <table:table-column table:style-name="Table19.A"/>
        <table:table-column table:style-name="Table19.B" table:number-columns-repeated="3"/>
        <table:table-column table:style-name="Table19.E"/>
        <table:table-row>
          <table:table-cell table:style-name="Table19.A1" office:value-type="string">
            <text:p text:style-name="P25">id</text:p>
          </table:table-cell>
          <table:table-cell table:style-name="Table19.A1" office:value-type="string">
            <text:p text:style-name="P25">cart_id</text:p>
          </table:table-cell>
          <table:table-cell table:style-name="Table19.A1" office:value-type="string">
            <text:p text:style-name="P25">product_id</text:p>
          </table:table-cell>
          <table:table-cell table:style-name="Table19.A1" office:value-type="string">
            <text:p text:style-name="P25">quantity</text:p>
          </table:table-cell>
          <table:table-cell table:style-name="Table19.E1" office:value-type="string">
            <text:p text:style-name="P25">time_stamp</text:p>
          </table:table-cell>
        </table:table-row>
        <table:table-row table:style-name="Table19.2">
          <table:table-cell table:style-name="Table19.A2" office:value-type="string">
            <text:p text:style-name="P25">1</text:p>
          </table:table-cell>
          <table:table-cell table:style-name="Table19.A2" office:value-type="string">
            <text:p text:style-name="P25">1</text:p>
          </table:table-cell>
          <table:table-cell table:style-name="Table19.A2" office:value-type="string">
            <text:p text:style-name="P25">1</text:p>
          </table:table-cell>
          <table:table-cell table:style-name="Table19.A2" office:value-type="string">
            <text:p text:style-name="P25">10</text:p>
          </table:table-cell>
          <table:table-cell table:style-name="Table19.E2" office:value-type="string">
            <text:p text:style-name="P24"><text:bookmark-start text:name="__DdeLink__1310_5771327921"/><text:bookmark-start text:name="__DdeLink__1312_5771327921"/>2016-03-11 11:49:17<text:bookmark-end text:name="__DdeLink__1310_5771327921"/><text:bookmark-end text:name="__DdeLink__1312_5771327921"/></text:p>
          </table:table-cell>
        </table:table-row>
      </table:table>
      <text:p text:style-name="P1"><text:s text:c="4"/><text:span text:style-name="T2">When</text:span> I Post the <text:span text:style-name="T29">cart</text:span> to resource_url <text:s/>'/api/v1/<text:span text:style-name="T29">cart_item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<text:span text:style-name="T30">And I should get a "message" containing "ok"</text:span></text:p>
      <text:p text:style-name="P1"/>
      <text:p text:style-name="P1"><text:span text:style-name="T2">Scenario</text:span>: Create a duplicate <text:span text:style-name="T29">cart item</text:span></text:p>
      <text:p text:style-name="P3"><text:span text:style-name="T5"><text:s text:c="2"/></text:span><text:span text:style-name="T12">Given</text:span><text:span text:style-name="T5"> I have already added the </text:span><text:span text:style-name="T9">following </text:span><text:span text:style-name="T8">cart</text:span><text:span text:style-name="T5"> </text:span><text:span text:style-name="T9">item details</text:span><text:span text:style-name="T5">:</text:span></text:p>
      <table:table table:name="Table20" table:style-name="Table20">
        <table:table-column table:style-name="Table20.A"/>
        <table:table-column table:style-name="Table20.B" table:number-columns-repeated="3"/>
        <table:table-column table:style-name="Table20.E"/>
        <table:table-row>
          <table:table-cell table:style-name="Table20.A1" office:value-type="string">
            <text:p text:style-name="P25">id</text:p>
          </table:table-cell>
          <table:table-cell table:style-name="Table20.A1" office:value-type="string">
            <text:p text:style-name="P25">cart_id</text:p>
          </table:table-cell>
          <table:table-cell table:style-name="Table20.A1" office:value-type="string">
            <text:p text:style-name="P25">product_id</text:p>
          </table:table-cell>
          <table:table-cell table:style-name="Table20.A1" office:value-type="string">
            <text:p text:style-name="P25">quantity</text:p>
          </table:table-cell>
          <table:table-cell table:style-name="Table20.E1" office:value-type="string">
            <text:p text:style-name="P25">time_stamp</text:p>
          </table:table-cell>
        </table:table-row>
        <table:table-row table:style-name="Table20.2">
          <table:table-cell table:style-name="Table20.A2" office:value-type="string">
            <text:p text:style-name="P25">1</text:p>
          </table:table-cell>
          <table:table-cell table:style-name="Table20.A2" office:value-type="string">
            <text:p text:style-name="P25">1</text:p>
          </table:table-cell>
          <table:table-cell table:style-name="Table20.A2" office:value-type="string">
            <text:p text:style-name="P25">1</text:p>
          </table:table-cell>
          <table:table-cell table:style-name="Table20.A2" office:value-type="string">
            <text:p text:style-name="P25">10</text:p>
          </table:table-cell>
          <table:table-cell table:style-name="Table20.E2" office:value-type="string">
            <text:p text:style-name="P24"><text:bookmark-start text:name="__DdeLink__1310_57713279211"/><text:bookmark-start text:name="__DdeLink__1312_57713279211"/>2016-03-11 11:49:17<text:bookmark-end text:name="__DdeLink__1310_57713279211"/><text:bookmark-end text:name="__DdeLink__1312_57713279211"/></text:p>
          </table:table-cell>
        </table:table-row>
      </table:table>
      <text:p text:style-name="P3"><text:s text:c="3"/><text:span text:style-name="T12">When</text:span><text:span text:style-name="T5"> I Post the supplier to resource_url <text:s/>'/api/v1/</text:span><text:span text:style-name="T9">cart_item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18"/>
      <text:p text:style-name="P2">Test Case #<text:span text:style-name="T34">15</text:span></text:p>
      <text:p text:style-name="P5"><text:soft-page-break/><text:span text:style-name="T2">Scenario</text:span>: Get <text:span text:style-name="T35">a </text:span>cart item</text:p>
      <text:p text:style-name="P1"><text:s text:c="2"/><text:span text:style-name="T2">Given</text:span> cart item '1' is in the system</text:p>
      <text:p text:style-name="P1"><text:s text:c="2"/><text:span text:style-name="T2">When</text:span> I retrieve the cart item '1'</text:p>
      <text:p text:style-name="P1"><text:s text:c="2"/><text:span text:style-name="T2">Then</text:span> I should get a '200' response</text:p>
      <text:p text:style-name="P1"><text:s text:c="2"/><text:span text:style-name="T2">And</text:span> the following cart item details are returned: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row>
          <table:table-cell table:style-name="Table21.A1" office:value-type="string">
            <text:p text:style-name="P25">cart_id</text:p>
          </table:table-cell>
          <table:table-cell table:style-name="Table21.A1" office:value-type="string">
            <text:p text:style-name="P25">product_id</text:p>
          </table:table-cell>
          <table:table-cell table:style-name="Table21.A1" office:value-type="string">
            <text:p text:style-name="P25">quantity</text:p>
          </table:table-cell>
          <table:table-cell table:style-name="Table21.D1" office:value-type="string">
            <text:p text:style-name="P25">time_stamp</text:p>
          </table:table-cell>
        </table:table-row>
        <table:table-row table:style-name="Table21.2">
          <table:table-cell table:style-name="Table21.A2" office:value-type="string">
            <text:p text:style-name="P25">1</text:p>
          </table:table-cell>
          <table:table-cell table:style-name="Table21.A2" office:value-type="string">
            <text:p text:style-name="P25">1</text:p>
          </table:table-cell>
          <table:table-cell table:style-name="Table21.A2" office:value-type="string">
            <text:p text:style-name="P25">10</text:p>
          </table:table-cell>
          <table:table-cell table:style-name="Table21.D2" office:value-type="string">
            <text:p text:style-name="P24"><text:bookmark-start text:name="__DdeLink__1310_577132792111"/><text:bookmark-start text:name="__DdeLink__1312_577132792111"/>2016-03-11 11:49:17<text:bookmark-end text:name="__DdeLink__1310_577132792111"/><text:bookmark-end text:name="__DdeLink__1312_577132792111"/></text:p>
          </table:table-cell>
        </table:table-row>
      </table:table>
      <text:p text:style-name="P19"/>
      <text:p text:style-name="P9"><text:span text:style-name="T2">Scenario</text:span>: Get a cart item that doesn't exist</text:p>
      <text:p text:style-name="P4"><text:s text:c="2"/><text:span text:style-name="T2"><text:s/>Given </text:span>I retrieve a cart item with resource url '/api/v1/cart_<text:span text:style-name="T35">item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4"><text:s text:c="3"/><text:span text:style-name="T2">And</text:span> it should have an empty field " entries "</text:p>
      <text:p text:style-name="P12"/>
      <text:p text:style-name="P12">Test Case #<text:span text:style-name="T34">16</text:span></text:p>
      <text:p text:style-name="P12">Scenario:<text:span text:style-name="T30"> Delete cart </text:span><text:span text:style-name="T31">item</text:span></text:p>
      <text:p text:style-name="P48"><text:span text:style-name="T2"><text:s text:c="3"/>Given</text:span> I have the following <text:span text:style-name="T29">cart</text:span> <text:span text:style-name="T39">item </text:span>details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0">id</text:p>
          </table:table-cell>
          <table:table-cell table:style-name="Table1.A1" office:value-type="string">
            <text:p text:style-name="P40">cart_id</text:p>
          </table:table-cell>
          <table:table-cell table:style-name="Table1.A1" office:value-type="string">
            <text:p text:style-name="P40">product_id</text:p>
          </table:table-cell>
          <table:table-cell table:style-name="Table1.A1" office:value-type="string">
            <text:p text:style-name="P40">quantity</text:p>
          </table:table-cell>
          <table:table-cell table:style-name="Table1.E1" office:value-type="string">
            <text:p text:style-name="P40">time_stamp</text:p>
          </table:table-cell>
        </table:table-row>
        <table:table-row table:style-name="Table1.2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10</text:p>
          </table:table-cell>
          <table:table-cell table:style-name="Table1.E2" office:value-type="string">
            <text:p text:style-name="P43"><text:bookmark-start text:name="__DdeLink__1310_57713279212"/><text:bookmark-start text:name="__DdeLink__1312_57713279212"/>2016-03-11 11:49:17<text:bookmark-end text:name="__DdeLink__1310_57713279212"/><text:bookmark-end text:name="__DdeLink__1312_57713279212"/></text:p>
          </table:table-cell>
        </table:table-row>
      </table:table>
      <text:p text:style-name="P33"><text:span text:style-name="T30"><text:s text:c="3"/></text:span>When <text:span text:style-name="T30">I Delete the cart '1' with source url 'api/v1/cart_items/1/'</text:span></text:p>
      <text:p text:style-name="P33"><text:span text:style-name="T30"><text:s text:c="3"/></text:span>Then <text:span text:style-name="T30">I should get a '200' status code</text:span></text:p>
      <text:p text:style-name="P33"><text:span text:style-name="T30"><text:s text:c="4"/></text:span>And<text:span text:style-name="T30"> I should get a "status" containing "ok"</text:span></text:p>
      <text:p text:style-name="P35"><text:span text:style-name="T30"><text:s text:c="4"/></text:span>And<text:span text:style-name="T30"> I should get a "message" containing "ok"</text:span></text:p>
      <text:p text:style-name="P33"><text:span text:style-name="T30"><text:s text:c="4"/></text:span>And<text:span text:style-name="T30"> it should have an empty field " entries "</text:span></text:p>
      <text:p text:style-name="P12"/>
      <text:p text:style-name="P21"/>
      <text:p text:style-name="P13">Test Case #1<text:span text:style-name="T34">7</text:span> </text:p>
      <text:p text:style-name="P14">Scenario: <text:span text:style-name="T30">Create order</text:span></text:p>
      <text:p text:style-name="P27"><text:span text:style-name="T2"><text:s text:c="3"/>Given</text:span> I have the following <text:span text:style-name="T36">order</text:span> details</text:p>
      <table:table table:name="Table23" table:style-name="Table23">
        <table:table-column table:style-name="Table23.A"/>
        <table:table-column table:style-name="Table23.B" table:number-columns-repeated="3"/>
        <table:table-column table:style-name="Table23.E"/>
        <table:table-row>
          <table:table-cell table:style-name="Table23.A1" office:value-type="string">
            <text:p text:style-name="P26">id</text:p>
          </table:table-cell>
          <table:table-cell table:style-name="Table23.A1" office:value-type="string">
            <text:p text:style-name="P26">order_id</text:p>
          </table:table-cell>
          <table:table-cell table:style-name="Table23.A1" office:value-type="string">
            <text:p text:style-name="P26">product_id</text:p>
          </table:table-cell>
          <table:table-cell table:style-name="Table23.A1" office:value-type="string">
            <text:p text:style-name="P26">unit_price</text:p>
          </table:table-cell>
          <table:table-cell table:style-name="Table23.E1" office:value-type="string">
            <text:p text:style-name="P26">discount</text:p>
          </table:table-cell>
        </table:table-row>
        <table:table-row table:style-name="Table23.2">
          <table:table-cell table:style-name="Table23.A2" office:value-type="string">
            <text:p text:style-name="P26">1</text:p>
          </table:table-cell>
          <table:table-cell table:style-name="Table23.A2" office:value-type="string">
            <text:p text:style-name="P26">1</text:p>
          </table:table-cell>
          <table:table-cell table:style-name="Table23.A2" office:value-type="string">
            <text:p text:style-name="P26">1</text:p>
          </table:table-cell>
          <table:table-cell table:style-name="Table23.A2" office:value-type="string">
            <text:p text:style-name="P26">100.00</text:p>
          </table:table-cell>
          <table:table-cell table:style-name="Table23.E2" office:value-type="string">
            <text:p text:style-name="P26">0.10</text:p>
          </table:table-cell>
        </table:table-row>
      </table:table>
      <text:p text:style-name="P1"><text:s text:c="4"/><text:span text:style-name="T2">When</text:span> I Post the <text:span text:style-name="T36">order</text:span> to resource_url <text:s/>'/api/v1/<text:span text:style-name="T36">order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And<text:span text:style-name="T30"> I should get a "message" containing "ok"</text:span></text:p>
      <text:p text:style-name="P7"/>
      <text:p text:style-name="P1"><text:span text:style-name="T2">Scenario</text:span>: Create a duplicate <text:span text:style-name="T36">order</text:span></text:p>
      <text:p text:style-name="P3"><text:soft-page-break/><text:span text:style-name="T5"><text:s text:c="2"/></text:span><text:span text:style-name="T12">Given</text:span><text:span text:style-name="T5"> I have already added the </text:span><text:span text:style-name="T9">following </text:span><text:span text:style-name="T10">order </text:span><text:span text:style-name="T9">details</text:span><text:span text:style-name="T5">:</text:span></text:p>
      <table:table table:name="Table24" table:style-name="Table24">
        <table:table-column table:style-name="Table24.A"/>
        <table:table-column table:style-name="Table24.B" table:number-columns-repeated="3"/>
        <table:table-column table:style-name="Table24.E"/>
        <table:table-row>
          <table:table-cell table:style-name="Table24.A1" office:value-type="string">
            <text:p text:style-name="P26">id</text:p>
          </table:table-cell>
          <table:table-cell table:style-name="Table24.A1" office:value-type="string">
            <text:p text:style-name="P26">order_id</text:p>
          </table:table-cell>
          <table:table-cell table:style-name="Table24.A1" office:value-type="string">
            <text:p text:style-name="P26">product_id</text:p>
          </table:table-cell>
          <table:table-cell table:style-name="Table24.A1" office:value-type="string">
            <text:p text:style-name="P26">unit_price</text:p>
          </table:table-cell>
          <table:table-cell table:style-name="Table24.E1" office:value-type="string">
            <text:p text:style-name="P26">discount</text:p>
          </table:table-cell>
        </table:table-row>
        <table:table-row table:style-name="Table24.2">
          <table:table-cell table:style-name="Table24.A2" office:value-type="string">
            <text:p text:style-name="P26">1</text:p>
          </table:table-cell>
          <table:table-cell table:style-name="Table24.A2" office:value-type="string">
            <text:p text:style-name="P26">1</text:p>
          </table:table-cell>
          <table:table-cell table:style-name="Table24.A2" office:value-type="string">
            <text:p text:style-name="P26">1</text:p>
          </table:table-cell>
          <table:table-cell table:style-name="Table24.A2" office:value-type="string">
            <text:p text:style-name="P26">100.00</text:p>
          </table:table-cell>
          <table:table-cell table:style-name="Table24.E2" office:value-type="string">
            <text:p text:style-name="P26">0.10</text:p>
          </table:table-cell>
        </table:table-row>
      </table:table>
      <text:p text:style-name="P3"><text:s text:c="3"/><text:span text:style-name="T12">When</text:span><text:span text:style-name="T5"> I Post the </text:span><text:span text:style-name="T10">order</text:span><text:span text:style-name="T5"> to resource_url <text:s/>'/api/v1/</text:span><text:span text:style-name="T10">order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6"/>
      <text:p text:style-name="P15">Test Case #1<text:span text:style-name="T34">8</text:span></text:p>
      <text:p text:style-name="P5"><text:span text:style-name="T2">Scenario</text:span>: Get <text:span text:style-name="T35">or</text:span>der</text:p>
      <text:p text:style-name="P1"><text:s text:c="2"/><text:span text:style-name="T2">Given</text:span> <text:span text:style-name="T35">o</text:span>rder id '1' is in the system</text:p>
      <text:p text:style-name="P1"><text:s text:c="2"/><text:span text:style-name="T2">When</text:span> I retrieve the order '1'</text:p>
      <text:p text:style-name="P1"><text:s text:c="2"/><text:span text:style-name="T2">Then</text:span> I should get a '200' response</text:p>
      <text:p text:style-name="P1"><text:s text:c="2"/><text:span text:style-name="T2">And</text:span> the following orders information are returned:<text:span text:style-name="T37"> 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A"/>
        <table:table-row>
          <table:table-cell table:style-name="Table22.A1" office:value-type="string">
            <text:p text:style-name="P26">order_id</text:p>
          </table:table-cell>
          <table:table-cell table:style-name="Table22.A1" office:value-type="string">
            <text:p text:style-name="P26">product_id</text:p>
          </table:table-cell>
          <table:table-cell table:style-name="Table22.A1" office:value-type="string">
            <text:p text:style-name="P26">unit_price</text:p>
          </table:table-cell>
          <table:table-cell table:style-name="Table22.D1" office:value-type="string">
            <text:p text:style-name="P26">discount</text:p>
          </table:table-cell>
        </table:table-row>
        <table:table-row>
          <table:table-cell table:style-name="Table22.A2" office:value-type="string">
            <text:p text:style-name="P26">1</text:p>
          </table:table-cell>
          <table:table-cell table:style-name="Table22.A2" office:value-type="string">
            <text:p text:style-name="P26">1</text:p>
          </table:table-cell>
          <table:table-cell table:style-name="Table22.A2" office:value-type="string">
            <text:p text:style-name="P26">100.00</text:p>
          </table:table-cell>
          <table:table-cell table:style-name="Table22.D2" office:value-type="string">
            <text:p text:style-name="P26">0.10</text:p>
          </table:table-cell>
        </table:table-row>
      </table:table>
      <text:p text:style-name="P15"/>
      <text:p text:style-name="P9"><text:span text:style-name="T2">Scenario</text:span>: Get a<text:span text:style-name="T36">n</text:span> <text:span text:style-name="T36">order </text:span>that doesn't exist</text:p>
      <text:p text:style-name="P4"><text:s text:c="2"/><text:span text:style-name="T2"><text:s/>Given </text:span>I retrieve <text:span text:style-name="T36">an order</text:span> with resource url '/api/v1/<text:span text:style-name="T36">order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8"><text:s text:c="3"/>And<text:span text:style-name="T30"> it should have an empty field " entries "</text:span></text:p>
      <text:p text:style-name="P15"/>
      <text:p text:style-name="P15"><text:span text:style-name="T38">T</text:span>est Case #1<text:span text:style-name="T34">9</text:span></text:p>
      <text:p text:style-name="P15">Scenario: <text:span text:style-name="T32">Update</text:span><text:span text:style-name="T30"> order</text:span></text:p>
      <text:p text:style-name="P23"><text:span text:style-name="T21"><text:s text:c="3"/>Given</text:span><text:span text:style-name="T22"> the </text:span><text:span text:style-name="T25">order</text:span><text:span text:style-name="T23"> </text:span><text:span text:style-name="T24">id 1</text:span><text:span text:style-name="T22"> </text:span><text:span text:style-name="T24">is in the database with the following details</text:span><text:span text:style-name="T22">:</text:span></text:p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row>
          <table:table-cell table:style-name="Table25.A1" office:value-type="string">
            <text:p text:style-name="P26">id</text:p>
          </table:table-cell>
          <table:table-cell table:style-name="Table25.A1" office:value-type="string">
            <text:p text:style-name="P26">order_id</text:p>
          </table:table-cell>
          <table:table-cell table:style-name="Table25.A1" office:value-type="string">
            <text:p text:style-name="P26">product_id</text:p>
          </table:table-cell>
          <table:table-cell table:style-name="Table25.A1" office:value-type="string">
            <text:p text:style-name="P26">unit_price</text:p>
          </table:table-cell>
          <table:table-cell table:style-name="Table25.E1" office:value-type="string">
            <text:p text:style-name="P26">discount</text:p>
          </table:table-cell>
        </table:table-row>
        <table:table-row table:style-name="Table25.2">
          <table:table-cell table:style-name="Table25.A2" office:value-type="string">
            <text:p text:style-name="P26">1</text:p>
          </table:table-cell>
          <table:table-cell table:style-name="Table25.A2" office:value-type="string">
            <text:p text:style-name="P26">1</text:p>
          </table:table-cell>
          <table:table-cell table:style-name="Table25.A2" office:value-type="string">
            <text:p text:style-name="P26">1</text:p>
          </table:table-cell>
          <table:table-cell table:style-name="Table25.A2" office:value-type="string">
            <text:p text:style-name="P26">100.00</text:p>
          </table:table-cell>
          <table:table-cell table:style-name="Table25.E2" office:value-type="string">
            <text:p text:style-name="P26">0.10</text:p>
          </table:table-cell>
        </table:table-row>
      </table:table>
      <text:p text:style-name="P3"/>
      <text:p text:style-name="P3"><text:s text:c="2"/><text:span text:style-name="T12">And</text:span><text:span text:style-name="T5"> the new </text:span><text:span text:style-name="T10">order</text:span><text:span text:style-name="T5"> details for </text:span><text:span text:style-name="T10">order</text:span><text:span text:style-name="T5"> id </text:span><text:span text:style-name="T7">1</text:span><text:span text:style-name="T5">:</text:span></text:p>
      <table:table table:name="Table26" table:style-name="Table26">
        <table:table-column table:style-name="Table26.A"/>
        <table:table-column table:style-name="Table26.B" table:number-columns-repeated="2"/>
        <table:table-column table:style-name="Table26.D"/>
        <table:table-column table:style-name="Table26.E"/>
        <table:table-row>
          <table:table-cell table:style-name="Table26.A1" office:value-type="string">
            <text:p text:style-name="P26">id</text:p>
          </table:table-cell>
          <table:table-cell table:style-name="Table26.A1" office:value-type="string">
            <text:p text:style-name="P26">order_id</text:p>
          </table:table-cell>
          <table:table-cell table:style-name="Table26.A1" office:value-type="string">
            <text:p text:style-name="P26">product_id</text:p>
          </table:table-cell>
          <table:table-cell table:style-name="Table26.A1" office:value-type="string">
            <text:p text:style-name="P26">unit_price</text:p>
          </table:table-cell>
          <table:table-cell table:style-name="Table26.E1" office:value-type="string">
            <text:p text:style-name="P26">discount</text:p>
          </table:table-cell>
        </table:table-row>
        <table:table-row table:style-name="Table26.2">
          <table:table-cell table:style-name="Table26.A2" office:value-type="string">
            <text:p text:style-name="P26">1</text:p>
          </table:table-cell>
          <table:table-cell table:style-name="Table26.A2" office:value-type="string">
            <text:p text:style-name="P26">1</text:p>
          </table:table-cell>
          <table:table-cell table:style-name="Table26.A2" office:value-type="string">
            <text:p text:style-name="P26">1</text:p>
          </table:table-cell>
          <table:table-cell table:style-name="Table26.A2" office:value-type="string">
            <text:p text:style-name="P26">1<text:span text:style-name="T36">5</text:span>0.00</text:p>
          </table:table-cell>
          <table:table-cell table:style-name="Table26.E2" office:value-type="string">
            <text:p text:style-name="P26">0.<text:span text:style-name="T36">2</text:span>0</text:p>
          </table:table-cell>
        </table:table-row>
      </table:table>
      <text:p text:style-name="P3"/>
      <text:p text:style-name="P3"><text:s text:c="2"/><text:span text:style-name="T12">When</text:span><text:span text:style-name="T5"> I send a PUT request to the </text:span><text:span text:style-name="T10">order</text:span><text:span text:style-name="T5"> resource url 'api/v1/</text:span><text:span text:style-name="T10">orders</text:span><text:span text:style-name="T5">/</text:span><text:span text:style-name="T7">1</text:span><text:span text:style-name="T5">/'</text:span></text:p>
      <text:p text:style-name="P1"><text:s text:c="2"/><text:span text:style-name="T2">Then</text:span> I should get a 200 response in the update request</text:p>
      <text:p text:style-name="P10"><text:span text:style-name="T13"><text:s text:c="2"/></text:span><text:span text:style-name="T5">And</text:span><text:span text:style-name="T13"> I should get a field for "status" containing "ok" for update request</text:span></text:p>
      <text:p text:style-name="P16"/>
      <text:p text:style-name="P16">Test Case#<text:span text:style-name="T34">20</text:span></text:p>
      <text:p text:style-name="P16"><text:soft-page-break/>Scenario: <text:span text:style-name="T14">Create order </text:span><text:span text:style-name="T15">item</text:span></text:p>
      <text:p text:style-name="P27"><text:span text:style-name="T2"><text:s text:c="2"/>Given</text:span> I have the following <text:span text:style-name="T36">order item</text:span> detail<text:span text:style-name="T36">s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 table:number-columns-repeated="3"/>
        <table:table-row>
          <table:table-cell table:style-name="Table27.A1" office:value-type="string">
            <text:p text:style-name="P26">id</text:p>
          </table:table-cell>
          <table:table-cell table:style-name="Table27.A1" office:value-type="string">
            <text:p text:style-name="P26">order_id</text:p>
          </table:table-cell>
          <table:table-cell table:style-name="Table27.A1" office:value-type="string">
            <text:p text:style-name="P26">product_id</text:p>
          </table:table-cell>
          <table:table-cell table:style-name="Table27.A1" office:value-type="string">
            <text:p text:style-name="P26">unit_price</text:p>
          </table:table-cell>
          <table:table-cell table:style-name="Table27.A1" office:value-type="string">
            <text:p text:style-name="P26">discount</text:p>
          </table:table-cell>
          <table:table-cell table:style-name="Table27.F1" office:value-type="string">
            <text:p text:style-name="P26">quantity</text:p>
          </table:table-cell>
        </table:table-row>
        <table:table-row>
          <table:table-cell table:style-name="Table27.A2" office:value-type="string">
            <text:p text:style-name="P26">1</text:p>
          </table:table-cell>
          <table:table-cell table:style-name="Table27.A2" office:value-type="string">
            <text:p text:style-name="P26">1</text:p>
          </table:table-cell>
          <table:table-cell table:style-name="Table27.A2" office:value-type="string">
            <text:p text:style-name="P26">1</text:p>
          </table:table-cell>
          <table:table-cell table:style-name="Table27.A2" office:value-type="string">
            <text:p text:style-name="P26">100.00</text:p>
          </table:table-cell>
          <table:table-cell table:style-name="Table27.A2" office:value-type="string">
            <text:p text:style-name="P26">0.10</text:p>
          </table:table-cell>
          <table:table-cell table:style-name="Table27.F2" office:value-type="string">
            <text:p text:style-name="P26">20</text:p>
          </table:table-cell>
        </table:table-row>
      </table:table>
      <text:p text:style-name="P1"><text:s text:c="4"/><text:span text:style-name="T2">When</text:span> I Post the <text:span text:style-name="T36">order item</text:span> to resource_url <text:s/>'/api/v1/<text:span text:style-name="T36">order_item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And<text:span text:style-name="T30"> I should get a "message" containing "ok"</text:span></text:p>
      <text:p text:style-name="P7"/>
      <text:p text:style-name="P1"><text:span text:style-name="T2">Scenario</text:span>: Create a duplicate <text:span text:style-name="T34">order item</text:span></text:p>
      <text:p text:style-name="P3"><text:span text:style-name="T5"><text:s text:c="2"/></text:span><text:span text:style-name="T12">Given</text:span><text:span text:style-name="T5"> I have already added the </text:span><text:span text:style-name="T9">following </text:span><text:span text:style-name="T11">order</text:span><text:span text:style-name="T5"> </text:span><text:span text:style-name="T9">item details</text:span><text:span text:style-name="T5">: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B" table:number-columns-repeated="3"/>
        <table:table-row>
          <table:table-cell table:style-name="Table28.A1" office:value-type="string">
            <text:p text:style-name="P26">id</text:p>
          </table:table-cell>
          <table:table-cell table:style-name="Table28.A1" office:value-type="string">
            <text:p text:style-name="P26">order_id</text:p>
          </table:table-cell>
          <table:table-cell table:style-name="Table28.A1" office:value-type="string">
            <text:p text:style-name="P26">product_id</text:p>
          </table:table-cell>
          <table:table-cell table:style-name="Table28.A1" office:value-type="string">
            <text:p text:style-name="P26">unit_price</text:p>
          </table:table-cell>
          <table:table-cell table:style-name="Table28.A1" office:value-type="string">
            <text:p text:style-name="P26">discount</text:p>
          </table:table-cell>
          <table:table-cell table:style-name="Table28.F1" office:value-type="string">
            <text:p text:style-name="P26">quantity</text:p>
          </table:table-cell>
        </table:table-row>
        <table:table-row>
          <table:table-cell table:style-name="Table28.A2" office:value-type="string">
            <text:p text:style-name="P26">1</text:p>
          </table:table-cell>
          <table:table-cell table:style-name="Table28.A2" office:value-type="string">
            <text:p text:style-name="P26">1</text:p>
          </table:table-cell>
          <table:table-cell table:style-name="Table28.A2" office:value-type="string">
            <text:p text:style-name="P26">1</text:p>
          </table:table-cell>
          <table:table-cell table:style-name="Table28.A2" office:value-type="string">
            <text:p text:style-name="P26">100.00</text:p>
          </table:table-cell>
          <table:table-cell table:style-name="Table28.A2" office:value-type="string">
            <text:p text:style-name="P26">0.10</text:p>
          </table:table-cell>
          <table:table-cell table:style-name="Table28.F2" office:value-type="string">
            <text:p text:style-name="P26">20</text:p>
          </table:table-cell>
        </table:table-row>
      </table:table>
      <text:p text:style-name="P3"><text:s text:c="3"/><text:span text:style-name="T12">When</text:span><text:span text:style-name="T5"> I Post the </text:span><text:span text:style-name="T11">order item</text:span><text:span text:style-name="T5"> to resource_url <text:s/>'/api/v1/</text:span><text:span text:style-name="T11">order</text:span><text:span text:style-name="T9">_item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17"/>
      <text:p text:style-name="P16">Test Case#<text:span text:style-name="T34">21</text:span></text:p>
      <text:p text:style-name="P16">S<text:span text:style-name="T22">cenario: </text:span><text:span text:style-name="T26">Get </text:span><text:span text:style-name="T27">order</text:span><text:span text:style-name="T26"> item</text:span></text:p>
      <text:p text:style-name="P1"><text:s text:c="2"/><text:span text:style-name="T2">Given</text:span> <text:span text:style-name="T34">order</text:span> item '1' is in the system</text:p>
      <text:p text:style-name="P1"><text:s text:c="2"/><text:span text:style-name="T2">When</text:span> I retrieve the <text:span text:style-name="T34">order</text:span> item '1'</text:p>
      <text:p text:style-name="P1"><text:s text:c="2"/><text:span text:style-name="T2">Then</text:span> I should get a '200' response</text:p>
      <text:p text:style-name="P16"><text:span text:style-name="T14"><text:s text:c="2"/></text:span><text:span text:style-name="T17">And</text:span><text:span text:style-name="T14"> the following </text:span><text:span text:style-name="T16">order</text:span><text:span text:style-name="T14"> item details are returned:</text:span></text:p>
      <table:table table:name="Table29" table:style-name="Table29">
        <table:table-column table:style-name="Table29.A"/>
        <table:table-column table:style-name="Table29.B"/>
        <table:table-column table:style-name="Table29.A"/>
        <table:table-column table:style-name="Table29.D" table:number-columns-repeated="2"/>
        <table:table-row>
          <table:table-cell table:style-name="Table29.A1" office:value-type="string">
            <text:p text:style-name="P26">order_id</text:p>
          </table:table-cell>
          <table:table-cell table:style-name="Table29.A1" office:value-type="string">
            <text:p text:style-name="P26">product_id</text:p>
          </table:table-cell>
          <table:table-cell table:style-name="Table29.A1" office:value-type="string">
            <text:p text:style-name="P26">unit_price</text:p>
          </table:table-cell>
          <table:table-cell table:style-name="Table29.A1" office:value-type="string">
            <text:p text:style-name="P26">discount</text:p>
          </table:table-cell>
          <table:table-cell table:style-name="Table29.E1" office:value-type="string">
            <text:p text:style-name="P26">quantity</text:p>
          </table:table-cell>
        </table:table-row>
        <table:table-row>
          <table:table-cell table:style-name="Table29.A2" office:value-type="string">
            <text:p text:style-name="P26">1</text:p>
          </table:table-cell>
          <table:table-cell table:style-name="Table29.A2" office:value-type="string">
            <text:p text:style-name="P26">1</text:p>
          </table:table-cell>
          <table:table-cell table:style-name="Table29.A2" office:value-type="string">
            <text:p text:style-name="P26">100.00</text:p>
          </table:table-cell>
          <table:table-cell table:style-name="Table29.A2" office:value-type="string">
            <text:p text:style-name="P26">0.10</text:p>
          </table:table-cell>
          <table:table-cell table:style-name="Table29.E2" office:value-type="string">
            <text:p text:style-name="P26">20</text:p>
          </table:table-cell>
        </table:table-row>
      </table:table>
      <text:p text:style-name="P11"/>
      <text:p text:style-name="P9"><text:span text:style-name="T2">Scenario</text:span>: Get a<text:span text:style-name="T36">n</text:span> <text:span text:style-name="T36">order item </text:span>that doesn't exist</text:p>
      <text:p text:style-name="P4"><text:s text:c="2"/><text:span text:style-name="T2"><text:s/>Given </text:span>I retrieve <text:span text:style-name="T36">an order</text:span> <text:span text:style-name="T34">item </text:span>with resource url '/api/v1/<text:span text:style-name="T36">order_item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10"><text:span text:style-name="T5"><text:s text:c="3"/>And</text:span><text:span text:style-name="T13"> it should have an empty field " entries 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7:27:28.298236195</meta:creation-date>
    <dc:date>2016-03-18T19:27:08.259020568</dc:date>
    <meta:editing-duration>PT1H10M42S</meta:editing-duration>
    <meta:editing-cycles>5</meta:editing-cycles>
    <meta:generator>LibreOffice/4.2.8.2$Linux_X86_64 LibreOffice_project/420m0$Build-2</meta:generator>
    <meta:document-statistic meta:table-count="21" meta:image-count="0" meta:object-count="0" meta:page-count="6" meta:paragraph-count="393" meta:word-count="1441" meta:character-count="8457" meta:non-whitespace-character-count="7031"/>
  </office:meta>
</office:document-meta>
</file>